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Pixel</text:p>
          </table:table-cell>
          <table:table-cell/>
          <table:table-cell office:value-type="string" calcext:value-type="string">
            <text:p>time [min]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 [%]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ntrol_mean</text:p>
          </table:table-cell>
          <table:table-cell table:formula="of:=[.$B$5]*[.E2]+[.$B$6]" office:value-type="float" office:value="64.0845070422535" calcext:value-type="float">
            <text:p>64.08</text:p>
          </table:table-cell>
          <table:table-cell table:formula="of:=[.G2]/100" office:value-type="float" office:value="0.640845070422535" calcext:value-type="float">
            <text:p>0.6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ontrol_upper</text:p>
          </table:table-cell>
          <table:table-cell table:formula="of:=[.$B$5]*[.E3]+[.$B$6]" office:value-type="float" office:value="68.7793427230047" calcext:value-type="float">
            <text:p>68.78</text:p>
          </table:table-cell>
          <table:table-cell table:formula="of:=[.G3]/100" office:value-type="float" office:value="0.687793427230047" calcext:value-type="float">
            <text:p>0.687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ontrol_lower</text:p>
          </table:table-cell>
          <table:table-cell table:formula="of:=[.$B$5]*[.E4]+[.$B$6]" office:value-type="float" office:value="58.4507042253521" calcext:value-type="float">
            <text:p>58.45</text:p>
          </table:table-cell>
          <table:table-cell table:formula="of:=[.G4]/100" office:value-type="float" office:value="0.584507042253521" calcext:value-type="float">
            <text:p>0.5845</text:p>
          </table:table-cell>
        </table:table-row>
        <table:table-row table:style-name="ro1">
          <table:table-cell office:value-type="string" calcext:value-type="string">
            <text:p>m=</text:p>
          </table:table-cell>
          <table:table-cell table:formula="of:=([.A3]-[.A2])/([.B3]-[.B2])" office:value-type="float" office:value="-0.234741784037559" calcext:value-type="float">
            <text:p>-0.2347417840375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trol_mean</text:p>
          </table:table-cell>
          <table:table-cell table:formula="of:=[.$B$5]*[.E5]+[.$B$6]" office:value-type="float" office:value="55.6338028169014" calcext:value-type="float">
            <text:p>55.63</text:p>
          </table:table-cell>
          <table:table-cell table:formula="of:=[.G5]/100" office:value-type="float" office:value="0.556338028169014" calcext:value-type="float">
            <text:p>0.5563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table:formula="of:=[.A2]-[.B5]*[.B2]" office:value-type="float" office:value="120.18779342723" calcext:value-type="float">
            <text:p>120.187793427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ontrol_upper</text:p>
          </table:table-cell>
          <table:table-cell table:formula="of:=[.$B$5]*[.E6]+[.$B$6]" office:value-type="float" office:value="61.0328638497653" calcext:value-type="float">
            <text:p>61.03</text:p>
          </table:table-cell>
          <table:table-cell table:formula="of:=[.G6]/100" office:value-type="float" office:value="0.610328638497653" calcext:value-type="float">
            <text:p>0.610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ontrol_lower</text:p>
          </table:table-cell>
          <table:table-cell table:formula="of:=[.$B$5]*[.E7]+[.$B$6]" office:value-type="float" office:value="47.887323943662" calcext:value-type="float">
            <text:p>47.89</text:p>
          </table:table-cell>
          <table:table-cell table:formula="of:=[.G7]/100" office:value-type="float" office:value="0.47887323943662" calcext:value-type="float">
            <text:p>0.478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ontrol_mean</text:p>
          </table:table-cell>
          <table:table-cell table:formula="of:=[.$B$5]*[.E8]+[.$B$6]" office:value-type="float" office:value="45.5399061032864" calcext:value-type="float">
            <text:p>45.54</text:p>
          </table:table-cell>
          <table:table-cell table:formula="of:=[.G8]/100" office:value-type="float" office:value="0.455399061032864" calcext:value-type="float">
            <text:p>0.4554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ontrol_upper</text:p>
          </table:table-cell>
          <table:table-cell table:formula="of:=[.$B$5]*[.E9]+[.$B$6]" office:value-type="float" office:value="51.6431924882629" calcext:value-type="float">
            <text:p>51.64</text:p>
          </table:table-cell>
          <table:table-cell table:formula="of:=[.G9]/100" office:value-type="float" office:value="0.516431924882629" calcext:value-type="float">
            <text:p>0.5164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ontrol_lower</text:p>
          </table:table-cell>
          <table:table-cell table:formula="of:=[.$B$5]*[.E10]+[.$B$6]" office:value-type="float" office:value="38.2629107981221" calcext:value-type="float">
            <text:p>38.26</text:p>
          </table:table-cell>
          <table:table-cell table:formula="of:=[.G10]/100" office:value-type="float" office:value="0.382629107981221" calcext:value-type="float">
            <text:p>0.3826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ontrol_mean</text:p>
          </table:table-cell>
          <table:table-cell table:formula="of:=[.$B$5]*[.E11]+[.$B$6]" office:value-type="float" office:value="39.4366197183099" calcext:value-type="float">
            <text:p>39.44</text:p>
          </table:table-cell>
          <table:table-cell table:formula="of:=[.G11]/100" office:value-type="float" office:value="0.394366197183099" calcext:value-type="float">
            <text:p>0.394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ontrol_upper</text:p>
          </table:table-cell>
          <table:table-cell table:formula="of:=[.$B$5]*[.E12]+[.$B$6]" office:value-type="float" office:value="47.1830985915493" calcext:value-type="float">
            <text:p>47.18</text:p>
          </table:table-cell>
          <table:table-cell table:formula="of:=[.G12]/100" office:value-type="float" office:value="0.471830985915493" calcext:value-type="float">
            <text:p>0.4718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ontrol_lower</text:p>
          </table:table-cell>
          <table:table-cell table:formula="of:=[.$B$5]*[.E13]+[.$B$6]" office:value-type="float" office:value="30.7511737089202" calcext:value-type="float">
            <text:p>30.75</text:p>
          </table:table-cell>
          <table:table-cell table:formula="of:=[.G13]/100" office:value-type="float" office:value="0.307511737089202" calcext:value-type="float">
            <text:p>0.3075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4:31:19.251939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1:06:05.760734600</meta:creation-date>
    <dc:date>2019-11-18T15:05:21.546891780</dc:date>
    <meta:editing-duration>PT35M</meta:editing-duration>
    <meta:editing-cycles>4</meta:editing-cycles>
    <meta:generator>LibreOffice/5.4.7.2$Linux_X86_64 LibreOffice_project/c838ef25c16710f8838b1faec480ebba495259d0</meta:generator>
    <meta:document-statistic meta:table-count="1" meta:cell-count="74" meta:object-count="0"/>
  </office:meta>
</office:document-meta>
</file>